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1c3b4f" officeooo:paragraph-rsid="001c3b4f"/>
    </style:style>
    <style:style style:name="P7" style:family="paragraph" style:parent-style-name="Text_20_body">
      <style:text-properties officeooo:rsid="002005e8" officeooo:paragraph-rsid="002005e8"/>
    </style:style>
    <style:style style:name="P8" style:family="paragraph" style:parent-style-name="Text_20_body">
      <style:text-properties officeooo:paragraph-rsid="00245adc"/>
    </style:style>
    <style:style style:name="P9" style:family="paragraph" style:parent-style-name="Text_20_body">
      <style:text-properties officeooo:rsid="003e2ea0" officeooo:paragraph-rsid="00410170"/>
    </style:style>
    <style:style style:name="P10" style:family="paragraph" style:parent-style-name="Text_20_body">
      <style:text-properties officeooo:rsid="002c894a" officeooo:paragraph-rsid="002c9076"/>
    </style:style>
    <style:style style:name="P11" style:family="paragraph" style:parent-style-name="Text_20_body">
      <style:text-properties officeooo:rsid="002cabb5" officeooo:paragraph-rsid="002cabb5"/>
    </style:style>
    <style:style style:name="P12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3" style:family="paragraph" style:parent-style-name="Text_20_body">
      <style:text-properties officeooo:rsid="002cabb5" officeooo:paragraph-rsid="00196e41"/>
    </style:style>
    <style:style style:name="P14" style:family="paragraph" style:parent-style-name="Text_20_body">
      <style:text-properties officeooo:rsid="002cabb5" officeooo:paragraph-rsid="00612c41"/>
    </style:style>
    <style:style style:name="P15" style:family="paragraph" style:parent-style-name="Text_20_body">
      <style:text-properties officeooo:rsid="002cabb5" officeooo:paragraph-rsid="0084e62f"/>
    </style:style>
    <style:style style:name="P16" style:family="paragraph" style:parent-style-name="Text_20_body"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paragraph-rsid="002cabb5"/>
    </style:style>
    <style:style style:name="P18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9" style:family="paragraph" style:parent-style-name="Text_20_body">
      <style:text-properties officeooo:rsid="002d020d" officeooo:paragraph-rsid="002d020d"/>
    </style:style>
    <style:style style:name="P20" style:family="paragraph" style:parent-style-name="Text_20_body">
      <style:text-properties officeooo:rsid="0030de9f" officeooo:paragraph-rsid="0030de9f"/>
    </style:style>
    <style:style style:name="P21" style:family="paragraph" style:parent-style-name="Text_20_body">
      <style:text-properties officeooo:rsid="0030de9f" officeooo:paragraph-rsid="00385706"/>
    </style:style>
    <style:style style:name="P22" style:family="paragraph" style:parent-style-name="Text_20_body">
      <style:text-properties officeooo:rsid="0030de9f" officeooo:paragraph-rsid="0062f8d3"/>
    </style:style>
    <style:style style:name="P23" style:family="paragraph" style:parent-style-name="Text_20_body">
      <style:text-properties officeooo:rsid="00321c1b" officeooo:paragraph-rsid="00321c1b"/>
    </style:style>
    <style:style style:name="P24" style:family="paragraph" style:parent-style-name="Text_20_body">
      <style:text-properties officeooo:rsid="003b9b28" officeooo:paragraph-rsid="003b9b28"/>
    </style:style>
    <style:style style:name="P25" style:family="paragraph" style:parent-style-name="Text_20_body">
      <style:text-properties officeooo:rsid="003b9b28" officeooo:paragraph-rsid="006cb7b2"/>
    </style:style>
    <style:style style:name="P26" style:family="paragraph" style:parent-style-name="Text_20_body">
      <style:text-properties officeooo:rsid="003b9b28" officeooo:paragraph-rsid="008a554e"/>
    </style:style>
    <style:style style:name="P27" style:family="paragraph" style:parent-style-name="Text_20_body">
      <style:text-properties officeooo:paragraph-rsid="003c68a5"/>
    </style:style>
    <style:style style:name="P28" style:family="paragraph" style:parent-style-name="Text_20_body">
      <style:text-properties officeooo:rsid="00367e57" officeooo:paragraph-rsid="0030de9f"/>
    </style:style>
    <style:style style:name="P29" style:family="paragraph" style:parent-style-name="Text_20_body">
      <style:text-properties officeooo:rsid="00385706" officeooo:paragraph-rsid="00385706"/>
    </style:style>
    <style:style style:name="P30" style:family="paragraph" style:parent-style-name="Text_20_body">
      <style:text-properties officeooo:rsid="00385706" officeooo:paragraph-rsid="0030de9f"/>
    </style:style>
    <style:style style:name="P31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2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3" style:family="paragraph" style:parent-style-name="Text_20_body">
      <style:text-properties officeooo:rsid="003c68a5"/>
    </style:style>
    <style:style style:name="P34" style:family="paragraph" style:parent-style-name="Text_20_body">
      <style:text-properties officeooo:rsid="003c68a5" officeooo:paragraph-rsid="003c68a5"/>
    </style:style>
    <style:style style:name="P35" style:family="paragraph" style:parent-style-name="Text_20_body">
      <style:text-properties officeooo:rsid="00425e8c" officeooo:paragraph-rsid="00425e8c"/>
    </style:style>
    <style:style style:name="P36" style:family="paragraph" style:parent-style-name="Text_20_body">
      <style:text-properties officeooo:rsid="004320d6" officeooo:paragraph-rsid="004320d6"/>
    </style:style>
    <style:style style:name="P37" style:family="paragraph" style:parent-style-name="Text_20_body">
      <style:text-properties officeooo:rsid="004320d6"/>
    </style:style>
    <style:style style:name="P38" style:family="paragraph" style:parent-style-name="Text_20_body">
      <style:text-properties officeooo:rsid="004320d6" officeooo:paragraph-rsid="00456317"/>
    </style:style>
    <style:style style:name="P39" style:family="paragraph" style:parent-style-name="Text_20_body">
      <style:text-properties officeooo:paragraph-rsid="004320d6"/>
    </style:style>
    <style:style style:name="P40" style:family="paragraph" style:parent-style-name="Text_20_body">
      <style:text-properties officeooo:rsid="00456317" officeooo:paragraph-rsid="00456317"/>
    </style:style>
    <style:style style:name="P41" style:family="paragraph" style:parent-style-name="Text_20_body">
      <style:text-properties officeooo:paragraph-rsid="00456317"/>
    </style:style>
    <style:style style:name="P42" style:family="paragraph" style:parent-style-name="Text_20_body">
      <style:text-properties officeooo:rsid="004697ed" officeooo:paragraph-rsid="004697ed"/>
    </style:style>
    <style:style style:name="P43" style:family="paragraph" style:parent-style-name="Text_20_body">
      <style:text-properties officeooo:paragraph-rsid="0048a38c"/>
    </style:style>
    <style:style style:name="P44" style:family="paragraph" style:parent-style-name="Text_20_body">
      <style:text-properties officeooo:rsid="004e2051" officeooo:paragraph-rsid="004e2051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f099" officeooo:paragraph-rsid="005af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ext_20_body">
      <style:text-properties officeooo:rsid="004798fa"/>
    </style:style>
    <style:style style:name="P58" style:family="paragraph" style:parent-style-name="Text_20_body">
      <style:text-properties officeooo:rsid="0048a38c" officeooo:paragraph-rsid="0048a38c"/>
    </style:style>
    <style:style style:name="P59" style:family="paragraph" style:parent-style-name="Text_20_body">
      <style:text-properties officeooo:rsid="00505683" officeooo:paragraph-rsid="0050f745"/>
    </style:style>
    <style:style style:name="P60" style:family="paragraph" style:parent-style-name="Text_20_body">
      <style:text-properties officeooo:rsid="00510882" officeooo:paragraph-rsid="00510882"/>
    </style:style>
    <style:style style:name="P61" style:family="paragraph" style:parent-style-name="Text_20_body">
      <style:text-properties officeooo:rsid="00526c81" officeooo:paragraph-rsid="00526c81"/>
    </style:style>
    <style:style style:name="P62" style:family="paragraph" style:parent-style-name="Text_20_body">
      <style:text-properties officeooo:rsid="005274f7" officeooo:paragraph-rsid="005274f7"/>
    </style:style>
    <style:style style:name="P63" style:family="paragraph" style:parent-style-name="Text_20_body">
      <style:text-properties officeooo:paragraph-rsid="00576454"/>
    </style:style>
    <style:style style:name="P64" style:family="paragraph" style:parent-style-name="Text_20_body">
      <style:text-properties officeooo:rsid="00576454" officeooo:paragraph-rsid="00576454"/>
    </style:style>
    <style:style style:name="P65" style:family="paragraph" style:parent-style-name="Text_20_body">
      <style:text-properties officeooo:rsid="005c0fab" officeooo:paragraph-rsid="005c0fab"/>
    </style:style>
    <style:style style:name="P66" style:family="paragraph" style:parent-style-name="Text_20_body">
      <style:text-properties officeooo:rsid="00605356" officeooo:paragraph-rsid="00605356"/>
    </style:style>
    <style:style style:name="P67" style:family="paragraph" style:parent-style-name="Text_20_body">
      <style:text-properties officeooo:rsid="006eb2cd" officeooo:paragraph-rsid="006eb2cd"/>
    </style:style>
    <style:style style:name="P68" style:family="paragraph" style:parent-style-name="Text_20_body">
      <style:text-properties officeooo:rsid="006f87b4" officeooo:paragraph-rsid="006f87b4"/>
    </style:style>
    <style:style style:name="P69" style:family="paragraph" style:parent-style-name="Text_20_body">
      <style:text-properties officeooo:rsid="007ad327" officeooo:paragraph-rsid="007ad327"/>
    </style:style>
    <style:style style:name="P70" style:family="paragraph" style:parent-style-name="Text_20_body">
      <style:text-properties officeooo:rsid="00869e41" officeooo:paragraph-rsid="00869e41"/>
    </style:style>
    <style:style style:name="P71" style:family="paragraph" style:parent-style-name="Text_20_body">
      <style:text-properties officeooo:rsid="001d46ba" officeooo:paragraph-rsid="001d46ba"/>
    </style:style>
    <style:style style:name="P72" style:family="paragraph" style:parent-style-name="Text_20_body">
      <style:text-properties officeooo:rsid="008d9226" officeooo:paragraph-rsid="008d9226"/>
    </style:style>
    <style:style style:name="P73" style:family="paragraph" style:parent-style-name="Code">
      <style:text-properties officeooo:paragraph-rsid="009f6424"/>
    </style:style>
    <style:style style:name="P74" style:family="paragraph" style:parent-style-name="Code">
      <style:text-properties officeooo:rsid="009f6424" officeooo:paragraph-rsid="009f6424"/>
    </style:style>
    <style:style style:name="P75" style:family="paragraph" style:parent-style-name="Code">
      <style:text-properties officeooo:paragraph-rsid="00a36eae"/>
    </style:style>
    <style:style style:name="P76" style:family="paragraph" style:parent-style-name="Text_20_body">
      <style:text-properties officeooo:rsid="0082ec78" officeooo:paragraph-rsid="0030de9f"/>
    </style:style>
    <style:style style:name="P77" style:family="paragraph" style:parent-style-name="Text_20_body">
      <style:text-properties officeooo:rsid="0088077e" officeooo:paragraph-rsid="0088077e"/>
    </style:style>
    <style:style style:name="P78" style:family="paragraph" style:parent-style-name="Text_20_body">
      <style:text-properties officeooo:rsid="0059265c" officeooo:paragraph-rsid="0059265c"/>
    </style:style>
    <style:style style:name="P79" style:family="paragraph" style:parent-style-name="Text_20_body">
      <style:text-properties officeooo:rsid="0092fe12" officeooo:paragraph-rsid="0092fe12"/>
    </style:style>
    <style:style style:name="P80" style:family="paragraph" style:parent-style-name="Text_20_body">
      <style:text-properties officeooo:rsid="00959a01" officeooo:paragraph-rsid="00959a01"/>
    </style:style>
    <style:style style:name="P81" style:family="paragraph" style:parent-style-name="Text_20_body">
      <style:text-properties officeooo:rsid="009a9c7f" officeooo:paragraph-rsid="009a9c7f"/>
    </style:style>
    <style:style style:name="P82" style:family="paragraph" style:parent-style-name="Text_20_body">
      <style:text-properties officeooo:rsid="00a1e623" officeooo:paragraph-rsid="00a1e623"/>
    </style:style>
    <style:style style:name="P83" style:family="paragraph" style:parent-style-name="Text_20_body">
      <style:text-properties officeooo:rsid="00a36eae" officeooo:paragraph-rsid="00a36eae"/>
    </style:style>
    <style:style style:name="P84" style:family="paragraph" style:parent-style-name="Heading_20_1">
      <style:text-properties officeooo:rsid="002c35f4" officeooo:paragraph-rsid="002c35f4"/>
    </style:style>
    <style:style style:name="P85" style:family="paragraph" style:parent-style-name="Heading_20_1">
      <style:text-properties officeooo:paragraph-rsid="001a36d8"/>
    </style:style>
    <style:style style:name="T1" style:family="text">
      <style:text-properties officeooo:rsid="001d46ba"/>
    </style:style>
    <style:style style:name="T2" style:family="text">
      <style:text-properties officeooo:rsid="001e46b8"/>
    </style:style>
    <style:style style:name="T3" style:family="text">
      <style:text-properties officeooo:rsid="002c9076"/>
    </style:style>
    <style:style style:name="T4" style:family="text">
      <style:text-properties officeooo:rsid="002cabb5"/>
    </style:style>
    <style:style style:name="T5" style:family="text">
      <style:text-properties officeooo:rsid="002fd75b"/>
    </style:style>
    <style:style style:name="T6" style:family="text">
      <style:text-properties officeooo:rsid="00321c1b"/>
    </style:style>
    <style:style style:name="T7" style:family="text">
      <style:text-properties officeooo:rsid="003541ac"/>
    </style:style>
    <style:style style:name="T8" style:family="text">
      <style:text-properties officeooo:rsid="00385706"/>
    </style:style>
    <style:style style:name="T9" style:family="text">
      <style:text-properties officeooo:rsid="00398993"/>
    </style:style>
    <style:style style:name="T10" style:family="text">
      <style:text-properties officeooo:rsid="003a29b7"/>
    </style:style>
    <style:style style:name="T11" style:family="text">
      <style:text-properties officeooo:rsid="003c68a5"/>
    </style:style>
    <style:style style:name="T12" style:family="text">
      <style:text-properties officeooo:rsid="003d8387"/>
    </style:style>
    <style:style style:name="T13" style:family="text">
      <style:text-properties officeooo:rsid="003e2ea0"/>
    </style:style>
    <style:style style:name="T14" style:family="text">
      <style:text-properties officeooo:rsid="003f4307"/>
    </style:style>
    <style:style style:name="T15" style:family="text">
      <style:text-properties officeooo:rsid="00410170"/>
    </style:style>
    <style:style style:name="T16" style:family="text">
      <style:text-properties officeooo:rsid="00425e8c"/>
    </style:style>
    <style:style style:name="T17" style:family="text">
      <style:text-properties officeooo:rsid="004320d6"/>
    </style:style>
    <style:style style:name="T18" style:family="text">
      <style:text-properties officeooo:rsid="004798fa"/>
    </style:style>
    <style:style style:name="T19" style:family="text">
      <style:text-properties officeooo:rsid="0048a38c"/>
    </style:style>
    <style:style style:name="T20" style:family="text">
      <style:text-properties officeooo:rsid="004e2051"/>
    </style:style>
    <style:style style:name="T21" style:family="text">
      <style:text-properties officeooo:rsid="0050f745"/>
    </style:style>
    <style:style style:name="T22" style:family="text">
      <style:text-properties officeooo:rsid="00526c81"/>
    </style:style>
    <style:style style:name="T23" style:family="text">
      <style:text-properties officeooo:rsid="005274f7"/>
    </style:style>
    <style:style style:name="T24" style:family="text">
      <style:text-properties officeooo:rsid="005348bb"/>
    </style:style>
    <style:style style:name="T25" style:family="text">
      <style:text-properties officeooo:rsid="00576454"/>
    </style:style>
    <style:style style:name="T26" style:family="text">
      <style:text-properties officeooo:rsid="0057aa7e"/>
    </style:style>
    <style:style style:name="T27" style:family="text">
      <style:text-properties officeooo:rsid="0059265c"/>
    </style:style>
    <style:style style:name="T28" style:family="text">
      <style:text-properties officeooo:rsid="00612c41"/>
    </style:style>
    <style:style style:name="T29" style:family="text">
      <style:text-properties officeooo:rsid="00367e57"/>
    </style:style>
    <style:style style:name="T30" style:family="text">
      <style:text-properties officeooo:rsid="0062f8d3"/>
    </style:style>
    <style:style style:name="T31" style:family="text">
      <style:text-properties officeooo:rsid="0063559c"/>
    </style:style>
    <style:style style:name="T32" style:family="text">
      <style:text-properties officeooo:rsid="0064c6a0"/>
    </style:style>
    <style:style style:name="T33" style:family="text">
      <style:text-properties officeooo:rsid="0065f7a5"/>
    </style:style>
    <style:style style:name="T34" style:family="text">
      <style:text-properties officeooo:rsid="0067d4fa"/>
    </style:style>
    <style:style style:name="T35" style:family="text">
      <style:text-properties officeooo:rsid="006a0a13"/>
    </style:style>
    <style:style style:name="T36" style:family="text">
      <style:text-properties officeooo:rsid="006ad008"/>
    </style:style>
    <style:style style:name="T37" style:family="text">
      <style:text-properties officeooo:rsid="0070462f"/>
    </style:style>
    <style:style style:name="T38" style:family="text">
      <style:text-properties officeooo:rsid="0070f649"/>
    </style:style>
    <style:style style:name="T39" style:family="text">
      <style:text-properties officeooo:rsid="007279c6"/>
    </style:style>
    <style:style style:name="T40" style:family="text">
      <style:text-properties officeooo:rsid="00745bfe"/>
    </style:style>
    <style:style style:name="T41" style:family="text">
      <style:text-properties officeooo:rsid="00761a48"/>
    </style:style>
    <style:style style:name="T42" style:family="text">
      <style:text-properties officeooo:rsid="00791e32"/>
    </style:style>
    <style:style style:name="T43" style:family="text">
      <style:text-properties officeooo:rsid="00795bdf"/>
    </style:style>
    <style:style style:name="T44" style:family="text">
      <style:text-properties officeooo:rsid="007c8cce"/>
    </style:style>
    <style:style style:name="T45" style:family="text">
      <style:text-properties officeooo:rsid="0026ee55"/>
    </style:style>
    <style:style style:name="T46" style:family="text">
      <style:text-properties officeooo:rsid="007d891d"/>
    </style:style>
    <style:style style:name="T47" style:family="text">
      <style:text-properties officeooo:rsid="007f6cda"/>
    </style:style>
    <style:style style:name="T48" style:family="text">
      <style:text-properties officeooo:rsid="008119f2"/>
    </style:style>
    <style:style style:name="T49" style:family="text">
      <style:text-properties officeooo:rsid="0084e62f"/>
    </style:style>
    <style:style style:name="T50" style:family="text">
      <style:text-properties officeooo:rsid="00869e41"/>
    </style:style>
    <style:style style:name="T51" style:family="text">
      <style:text-properties officeooo:rsid="008908e6"/>
    </style:style>
    <style:style style:name="T52" style:family="text">
      <style:text-properties officeooo:rsid="008a3ee6"/>
    </style:style>
    <style:style style:name="T53" style:family="text">
      <style:text-properties officeooo:rsid="008a554e"/>
    </style:style>
    <style:style style:name="T54" style:family="text">
      <style:text-properties officeooo:rsid="008ab490"/>
    </style:style>
    <style:style style:name="T55" style:family="text">
      <style:text-properties officeooo:rsid="008ba0f2"/>
    </style:style>
    <style:style style:name="T56" style:family="text">
      <style:text-properties officeooo:rsid="008ba81c"/>
    </style:style>
    <style:style style:name="T57" style:family="text">
      <style:text-properties officeooo:rsid="008cb94f"/>
    </style:style>
    <style:style style:name="T58" style:family="text">
      <style:text-properties officeooo:rsid="008f91a2"/>
    </style:style>
    <style:style style:name="T59" style:family="text">
      <style:text-properties officeooo:rsid="0090d51c"/>
    </style:style>
    <style:style style:name="T60" style:family="text">
      <style:text-properties officeooo:rsid="0095a2ce"/>
    </style:style>
    <style:style style:name="T61" style:family="text">
      <style:text-properties officeooo:rsid="0096cc5f"/>
    </style:style>
    <style:style style:name="T62" style:family="text">
      <style:text-properties officeooo:rsid="0097a8f6"/>
    </style:style>
    <style:style style:name="T63" style:family="text">
      <style:text-properties officeooo:rsid="00999ac9"/>
    </style:style>
    <style:style style:name="T64" style:family="text">
      <style:text-properties officeooo:rsid="009a9c7f"/>
    </style:style>
    <style:style style:name="T65" style:family="text">
      <style:text-properties officeooo:rsid="009c8c33"/>
    </style:style>
    <style:style style:name="T66" style:family="text">
      <style:text-properties officeooo:rsid="009f6424"/>
    </style:style>
    <style:style style:name="T67" style:family="text">
      <style:text-properties officeooo:rsid="00a12330"/>
    </style:style>
    <style:style style:name="T68" style:family="text">
      <style:text-properties officeooo:rsid="00a36eae"/>
    </style:style>
    <style:style style:name="T69" style:family="text">
      <style:text-properties officeooo:rsid="00a6631e"/>
    </style:style>
    <style:style style:name="T70" style:family="text">
      <style:text-properties officeooo:rsid="00a9674e"/>
    </style:style>
    <style:style style:name="T71" style:family="text">
      <style:text-properties officeooo:rsid="00ab32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1" text:outline-level="2"><text:bookmark text:name="Rational"/>Rational</text:h>
      <text:p text:style-name="P6">When working with binary protocols the format and details of the documentation have been incons<text:span text:style-name="T70">is</text:span>t<text:span text:style-name="T70">e</text:span>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1">The format is well defined and designed so that a machine can parse a BPDS <text:span text:style-name="T39">definition </text:span>and be able to decode what bytes in a protocol are for what. <text:s/>It can not interpret the meaning of the byte, <text:span text:style-name="T2">but would be able to extract the structure of the packet, knowing how to recognize the start and end of the packet and label the parts.</text:span></text:p>
      <text:p text:style-name="P72">The BPDS does not try to <text:span text:style-name="T59">represent possible states, message responses, </text:span>the flow of a protocol, handshaking, <text:span text:style-name="T58">or how the protocol should be used.</text:span> <text:s/>It just tries to explain the structure of a packet of data, not how to work with it.</text:p>
      <text:h text:style-name="Heading_20_1" text:outline-level="1">Example</text:h>
      <text:p text:style-name="Text_20_body"><text:span text:style-name="T40">We start with an example to give an idea of how this works</text:span>.</text:p>
      <text:p text:style-name="Code">&lt;Header=0xFF&gt;&lt;Version&gt;&lt;Cmd&gt;&lt;Len:2&gt;&lt;Data:Len&gt;&lt;Footer=0x77&gt;</text:p>
      <text:p text:style-name="P8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41">(that we can only determine when we read a packet)</text:span>. <text:s/>The data will be followed by a footer byte that is always set to 0x77. </text:p>
      <text:p text:style-name="P8">So you would expect to see a data stream something like:</text:p>
      <text:p text:style-name="Code">0xFF 0x01 0x01 0x00 0x08 0x64 0x64 0x10 0x10 0x00 0xFF 0x00 0x00 0x77</text:p>
      <text:p text:style-name="P8"><text:span text:style-name="T42">Documented</text:span> in <text:span text:style-name="T44">A</text:span>utodoc format (<text:span text:style-name="T43">as</text:span> a <text:span text:style-name="T42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7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73"><text:s/><text:span text:style-name="T66">* <text:s text:c="3"/></text:span><text:span text:style-name="T67">Prop</text:span><text:span text:style-name="T66"> -- What optional </text:span><text:span text:style-name="T67">properties </text:span><text:span text:style-name="T66">are included in this packet. <text:s/>This is a bit</text:span></text:p>
      <text:p text:style-name="P74"><text:s/>* <text:s text:c="11"/>field where:</text:p>
      <text:p text:style-name="P74"><text:s/><text:span text:style-name="T67">* <text:s text:c="14"/>0x01 -- Transparency</text:span></text:p>
      <text:p text:style-name="P74"><text:s/><text:span text:style-name="T67">* <text:s text:c="14"/>0x02 -- Fill style</text:span></text:p>
      <text:p text:style-name="P74"><text:s/><text:span text:style-name="T67">* <text:s text:c="14"/>0x04 -- Border</text:span></text:p>
      <text:p text:style-name="Code"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oft-page-break/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9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44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7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5" text:outline-level="2">Human readable</text:h>
          </table:table-cell>
          <table:table-cell table:style-name="Table12.B1" office:value-type="string">
            <text:h text:style-name="P51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5" text:outline-level="2">Machine readable</text:h>
          </table:table-cell>
          <table:table-cell table:style-name="Table12.B2" office:value-type="string">
            <text:h text:style-name="P45" text:outline-level="2"><text:span text:style-name="T45">Computers should be able to parse a BPDS </text:span><text:span text:style-name="T46">definition </text:span><text:span text:style-name="T45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5" text:outline-level="2">Intuitive</text:h>
          </table:table-cell>
          <table:table-cell table:style-name="Table12.B2" office:value-type="string">
            <text:h text:style-name="P46" text:outline-level="2"><text:span text:style-name="T45">Someone should be able to look at a BPDS </text:span><text:span text:style-name="T46">definition </text:span><text:span text:style-name="T45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5" text:outline-level="2">Single line</text:h>
          </table:table-cell>
          <table:table-cell table:style-name="Table12.B2" office:value-type="string">
            <text:h text:style-name="P52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5" text:outline-level="2">Text based</text:h>
          </table:table-cell>
          <table:table-cell table:style-name="Table12.B2" office:value-type="string">
            <text:h text:style-name="P53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5" text:outline-level="2">Byte based</text:h>
          </table:table-cell>
          <table:table-cell table:style-name="Table12.B2" office:value-type="string">
            <text:h text:style-name="P53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Field</text:p>
          </table:table-cell>
          <table:table-cell table:style-name="Table2.B1" office:value-type="string">
            <text:p text:style-name="P28"><text:span text:style-name="T47">A grouping of bytes that form a</text:span>n element of the protocol. <text:s/>This maybe a <text:span text:style-name="T47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1"><text:span text:style-name="T7">L</text:span>iteral</text:p>
          </table:table-cell>
          <table:table-cell table:style-name="Table2.B2" office:value-type="string">
            <text:p text:style-name="P29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S</text:span>ymbol</text:p>
          </table:table-cell>
          <table:table-cell table:style-name="Table2.B2" office:value-type="string">
            <text:p text:style-name="P20"><text:span text:style-name="T8">A byte that is recognized as having meaning in the BPDS. <text:s/>For example, &lt; </text:span><text:span text:style-name="T9">and </text:span><text:span text:style-name="T8">&gt;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F</text:span>ield name</text:p>
          </table:table-cell>
          <table:table-cell table:style-name="Table2.B2" office:value-type="string">
            <text:p text:style-name="P30">The name of a field. <text:s/><text:span text:style-name="T48">This is </text:span>alpha numeric, <text:span text:style-name="T48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9">Label</text:p>
          </table:table-cell>
          <table:table-cell table:style-name="Table2.B2" office:value-type="string">
            <text:p text:style-name="P69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V</text:span>alue</text:p>
          </table:table-cell>
          <table:table-cell table:style-name="Table2.B2" office:value-type="string">
            <text:p text:style-name="P76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4">Attribute</text:p>
          </table:table-cell>
          <table:table-cell table:style-name="Table2.B2" office:value-type="string">
            <text:p text:style-name="P24">A<text:span text:style-name="T23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2">Definition</text:p>
          </table:table-cell>
          <table:table-cell table:style-name="Table2.B2" office:value-type="string">
            <text:p text:style-name="P62">The whole BPDS string that defines a matching set of fields.</text:p>
          </table:table-cell>
        </table:table-row>
      </table:table>
      <text:h text:style-name="P84" text:outline-level="1"><text:span text:style-name="T37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Symbol</text:p>
            </table:table-cell>
            <table:table-cell table:style-name="Table1.B1" office:value-type="string">
              <text:p text:style-name="P31">Name</text:p>
            </table:table-cell>
            <table:table-cell table:style-name="Table1.C1" office:value-type="string">
              <text:p text:style-name="P31">Description</text:p>
            </table:table-cell>
            <table:table-cell table:style-name="Table1.D1" office:value-type="string">
              <text:p text:style-name="P32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3"><text:span text:style-name="T28">F</text:span>ield</text:p>
          </table:table-cell>
          <table:table-cell table:style-name="Table1.C2" office:value-type="string">
            <text:p text:style-name="P14">Marks the start <text:span text:style-name="T28">and end </text:span>of a field. <text:s/><text:span text:style-name="T28">A field group </text:span><text:span text:style-name="T29">multiple bytes together </text:span><text:span text:style-name="T28">and marks an element in the protocol.</text:span></text:p>
          </table:table-cell>
          <table:table-cell table:style-name="Table1.D2" office:value-type="string">
            <text:p text:style-name="P66">0x3C <text:span text:style-name="T28">0x3E</text:span></text:p>
          </table:table-cell>
        </table:table-row>
        <table:table-row>
          <table:table-cell table:style-name="Table1.A3" office:value-type="string">
            <text:p text:style-name="P12">Literal</text:p>
          </table:table-cell>
          <table:table-cell table:style-name="Table1.B3" office:value-type="string">
            <text:p text:style-name="P11">Literal Value</text:p>
          </table:table-cell>
          <table:table-cell table:style-name="Table1.C3" office:value-type="string">
            <text:p text:style-name="P15">This byte does not have a name and is just the literal value. <text:s/><text:span text:style-name="T70">If this</text:span><text:span text:style-name="T5"> </text:span><text:span text:style-name="T49">is </text:span><text:span text:style-name="T5">a number can uses C number prefixes (0x for hex, 0 for octal, etc) </text:span><text:span text:style-name="T49">or a string surrounded by quotes (</text:span>"<text:span text:style-name="T49">).</text:span></text:p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2">=</text:p>
          </table:table-cell>
          <table:table-cell table:style-name="Table1.B4" office:value-type="string">
            <text:p text:style-name="P11">Assigned value</text:p>
          </table:table-cell>
          <table:table-cell table:style-name="Table1.C4" office:value-type="string">
            <text:p text:style-name="P16"><text:span text:style-name="T4">The field will be have this </text:span>value (or set of values). <text:s/><text:span text:style-name="T4">This is the same as a literal but comes after the name of the field.</text:span></text:p>
          </table:table-cell>
          <table:table-cell table:style-name="Table1.D4" office:value-type="string">
            <text:p text:style-name="P66">0x3D</text:p>
          </table:table-cell>
        </table:table-row>
        <table:table-row>
          <table:table-cell table:style-name="Table1.A3" office:value-type="string">
            <text:p text:style-name="P18">|</text:p>
          </table:table-cell>
          <table:table-cell table:style-name="Table1.B4" office:value-type="string">
            <text:p text:style-name="P70">OR</text:p>
          </table:table-cell>
          <table:table-cell table:style-name="Table1.C5" office:value-type="string">
            <text:p text:style-name="P19">Can only be used <text:span text:style-name="T50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6">0x7C</text:p>
          </table:table-cell>
        </table:table-row>
        <table:table-row>
          <table:table-cell table:style-name="Table1.A3" office:value-type="string">
            <text:p text:style-name="P17">:</text:p>
          </table:table-cell>
          <table:table-cell table:style-name="Table1.B6" office:value-type="string">
            <text:p text:style-name="P11">Size</text:p>
          </table:table-cell>
          <table:table-cell table:style-name="Table1.C6" office:value-type="string">
            <text:p text:style-name="P16">The number of bytes this field is (if not provided defaults to 1, so “cmd” and “cmd:1” are the same).</text:p>
          </table:table-cell>
          <table:table-cell table:style-name="Table1.D6" office:value-type="string">
            <text:p text:style-name="P66">0x3A</text:p>
          </table:table-cell>
        </table:table-row>
        <table:table-row>
          <table:table-cell table:style-name="Table1.A7" office:value-type="string">
            <text:p text:style-name="P17">...</text:p>
          </table:table-cell>
          <table:table-cell table:style-name="Table1.B7" office:value-type="string">
            <text:p text:style-name="P11">Match Any</text:p>
          </table:table-cell>
          <table:table-cell table:style-name="Table1.C7" office:value-type="string">
            <text:p text:style-name="P77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6">0x2E 0x2E 0x2E</text:p>
          </table:table-cell>
        </table:table-row>
        <table:table-row>
          <table:table-cell table:style-name="Table1.A8" office:value-type="string">
            <text:p text:style-name="P12">"</text:p>
          </table:table-cell>
          <table:table-cell table:style-name="Table1.B8" office:value-type="string">
            <text:p text:style-name="P67">Quote</text:p>
          </table:table-cell>
          <table:table-cell table:style-name="Table1.C8" office:value-type="string">
            <text:p text:style-name="P68">A quote that marks the start <text:span text:style-name="T51">and end </text:span>of a string value. <text:s/>Used with string literals.</text:p>
          </table:table-cell>
          <table:table-cell table:style-name="Table1.D8" office:value-type="string">
            <text:p text:style-name="P68">0x22</text:p>
          </table:table-cell>
        </table:table-row>
      </table:table>
      <text:p text:style-name="P11"><text:soft-page-break/></text:p>
      <text:h text:style-name="Heading_20_3" text:outline-level="3"><text:span text:style-name="T35">F</text:span>ield<text:span text:style-name="T35">s</text:span></text:h>
      <text:p text:style-name="P22"><text:span text:style-name="T10">A field start with a &lt; </text:span><text:span text:style-name="T30">symbol </text:span><text:span text:style-name="T10">and ends with a &gt; symbol. <text:s/></text:span><text:span text:style-name="T31">A field is a group of bytes together and makes up a </text:span><text:span text:style-name="T36">base </text:span><text:span text:style-name="T31">element in the protocol. <text:s/>A field include</text:span><text:span text:style-name="T33">s</text:span><text:span text:style-name="T31"> information about the group such </text:span><text:span text:style-name="T32">as size, </text:span><text:span text:style-name="T33">literal </text:span><text:span text:style-name="T32">values, </text:span><text:span text:style-name="T33">and </text:span><text:span text:style-name="T32">type information.</text:span></text:p>
      <text:p text:style-name="P26">If the field is a literal then it is just the literal and does not use any other attributes expect the <text:span text:style-name="T34">OR</text:span> (|) attribute. <text:s/>The literal can be a number or a string. <text:s/>If it’s a number then it uses <text:span text:style-name="T5">C number prefixes (0x for hex, 0 for octal, etc) </text:span>and can be any number of bytes <text:span text:style-name="T38">(</text:span>although <text:span text:style-name="T38">going over </text:span>8 bytes (64 bit) <text:span text:style-name="T38">might make parser</text:span><text:span text:style-name="T52">s</text:span><text:span text:style-name="T38"> fail)</text:span>.</text:p>
      <text:p text:style-name="P26">If it’s a string then it uses quotes around it and will be use a size the same as the string length. <text:s/>For example, &lt;"<text:span text:style-name="T11">Dog"</text:span>|"Fish"&gt; <text:span text:style-name="T53">will match a 3 byte string or a 4 byte string.</text:span></text:p>
      <text:p text:style-name="P25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1">0x55&gt;</text:span></text:p>
          </table:table-cell>
          <table:table-cell table:style-name="Table3.B1" office:value-type="string">
            <text:p text:style-name="P33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0x55|0xAA&gt;</text:span></text:p>
          </table:table-cell>
          <table:table-cell table:style-name="Table3.B2" office:value-type="string">
            <text:p text:style-name="P33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2">32</text:span><text:span text:style-name="T11">&gt;</text:span></text:p>
          </table:table-cell>
          <table:table-cell table:style-name="Table3.B2" office:value-type="string">
            <text:p text:style-name="Text_20_body"><text:span text:style-name="T11">A literal that must the </text:span><text:span text:style-name="T12">32</text:span><text:span text:style-name="T11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1">Cat"&gt;</text:span></text:p>
          </table:table-cell>
          <table:table-cell table:style-name="Table3.B2" office:value-type="string">
            <text:p text:style-name="P33">A literal that must match 0x43, 0x61, <text:span text:style-name="T54">and </text:span>0x74</text:p>
          </table:table-cell>
        </table:table-row>
        <table:table-row table:style-name="Table3.1">
          <table:table-cell table:style-name="Table3.A2" office:value-type="string">
            <text:p text:style-name="P27">&lt;"<text:span text:style-name="T11">Cat"|"Dog"&gt;</text:span></text:p>
          </table:table-cell>
          <table:table-cell table:style-name="Table3.B2" office:value-type="string">
            <text:p text:style-name="P34">A literal that must match 0x43, 0x61, <text:span text:style-name="T54">and </text:span>0x74 OR 0x44 0x6F <text:span text:style-name="T54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&gt;</text:span></text:p>
          </table:table-cell>
          <table:table-cell table:style-name="Table3.B2" office:value-type="string">
            <text:p text:style-name="P33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:2&gt;</text:span></text:p>
          </table:table-cell>
          <table:table-cell table:style-name="Table3.B2" office:value-type="string">
            <text:p text:style-name="P33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=0x55&gt;</text:span></text:p>
          </table:table-cell>
          <table:table-cell table:style-name="Table3.B2" office:value-type="string">
            <text:p text:style-name="P33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9">A literal value is a constant value that must match. <text:s/><text:span text:style-name="T14">These are numbers or strings. <text:s/>Strings are wrapped in quotes. <text:s/></text:span><text:span text:style-name="T15">Numbers </text:span><text:span text:style-name="T5">use C number prefixes (0x for hex, 0 for octal, etc)</text:span><text:span text:style-name="T15">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&lt;0xFF&gt;</text:p>
          </table:table-cell>
          <table:table-cell table:style-name="Table4.B1" office:value-type="string">
            <text:p text:style-name="P35">Must match the value 255</text:p>
          </table:table-cell>
        </table:table-row>
        <table:table-row table:style-name="Table4.1">
          <table:table-cell table:style-name="Table4.A2" office:value-type="string">
            <text:p text:style-name="P35">&lt;0xFF|0xEE&gt;</text:p>
          </table:table-cell>
          <table:table-cell table:style-name="Table4.B2" office:value-type="string">
            <text:p text:style-name="P35">Can match 0xFF OR 0xEE</text:p>
          </table:table-cell>
        </table:table-row>
        <table:table-row table:style-name="Table4.1">
          <table:table-cell table:style-name="Table4.A2" office:value-type="string">
            <text:p text:style-name="P35">&lt;"Hello"&gt;</text:p>
          </table:table-cell>
          <table:table-cell table:style-name="Table4.B2" office:value-type="string">
            <text:p text:style-name="P35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5">&lt;"<text:span text:style-name="T17">Hello"|"Bye"&gt;</text:span></text:p>
          </table:table-cell>
          <table:table-cell table:style-name="Table4.B2" office:value-type="string">
            <text:p text:style-name="P36">Can match <text:span text:style-name="T16">0x48 0x65 0x6c 0x6c 0x6f, </text:span>OR 0x42 0x79 0x65</text:p>
          </table:table-cell>
        </table:table-row>
      </table:table>
      <text:h text:style-name="Heading_20_3" text:outline-level="3"><text:soft-page-break/>Assigned value</text:h>
      <text:p text:style-name="P36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7">Name=0xFF&gt;</text:span></text:p>
          </table:table-cell>
          <table:table-cell table:style-name="Table5.B1" office:value-type="string">
            <text:p text:style-name="P37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7">Start=0xFF|0xEE&gt;</text:span></text:p>
          </table:table-cell>
          <table:table-cell table:style-name="Table5.B2" office:value-type="string">
            <text:p text:style-name="P37">Field has the name “Start” and can match 0xFF or 0xEE</text:p>
          </table:table-cell>
        </table:table-row>
        <table:table-row>
          <table:table-cell table:style-name="Table5.A2" office:value-type="string">
            <text:p text:style-name="P39">&lt;<text:span text:style-name="T17">Command="Hello"|"Bye"&gt;</text:span></text:p>
          </table:table-cell>
          <table:table-cell table:style-name="Table5.B2" office:value-type="string">
            <text:p text:style-name="P39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O<text:span text:style-name="T20">R</text:span></text:h>
      <text:p text:style-name="P40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&lt;0x55|0xAA|0x00&gt;</text:p>
          </table:table-cell>
          <table:table-cell table:style-name="Table6.B1" office:value-type="string">
            <text:p text:style-name="P40"><text:span text:style-name="T11">A literal that must be 55 hex OR AA hex </text:span>OR 00 hex<text:span text:style-name="T11">.</text:span></text:p>
          </table:table-cell>
        </table:table-row>
        <table:table-row>
          <table:table-cell table:style-name="Table6.A2" office:value-type="string">
            <text:p text:style-name="P41">&lt;<text:span text:style-name="T17">Start=0xFF|0xEE&gt;</text:span></text:p>
          </table:table-cell>
          <table:table-cell table:style-name="Table6.B2" office:value-type="string">
            <text:p text:style-name="P38">Field has the name “Start” and can match 0xFF <text:span text:style-name="T55">OR</text:span> 0xEE</text:p>
          </table:table-cell>
        </table:table-row>
        <table:table-row>
          <table:table-cell table:style-name="Table6.A2" office:value-type="string">
            <text:p text:style-name="P41">&lt;<text:span text:style-name="T17">Command="Hello"|"Bye"&gt;</text:span></text:p>
          </table:table-cell>
          <table:table-cell table:style-name="Table6.B2" office:value-type="string">
            <text:p text:style-name="P41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Size</text:h>
      <text:p text:style-name="P42">The size symbol tells you how many bytes this field uses. <text:s/>The size symbol uses the colon (:) <text:span text:style-name="T56">and </text:span>must follow a field name. <text:s/>If the size symbol is not provided then the size of the field will be 1 byte.</text:p>
      <text:p text:style-name="P42">This can also be the <text:span text:style-name="T57">field </text:span>name of a previous field. In this case what is being stated is that this field is variable length and the number of bytes to expect comes from this previous field <text:span text:style-name="T57">(label)</text:span>.</text:p>
      <text:p text:style-name="P59">This can also be set to match any (...) in which case it means that the size <text:span text:style-name="T21">of this field is variable and may between 0 and unlimited. <text:s/>The field is terminated by the next field. <text:s/>So for example, if a size is match any and the next field is a </text:span><text:span text:style-name="T13">literal </text:span><text:span text:style-name="T21">0x0A then all the bytes between this point and the 0x0A fit into this field. <text:s/>See Match Any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8">Len:2&gt;</text:span></text:p>
          </table:table-cell>
          <table:table-cell table:style-name="Table7.B1" office:value-type="string">
            <text:p text:style-name="P57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8">Data:32&gt;</text:span></text:p>
          </table:table-cell>
          <table:table-cell table:style-name="Table7.B2" office:value-type="string">
            <text:p text:style-name="P57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8">Start:2=0xDEAD&gt;</text:span></text:p>
          </table:table-cell>
          <table:table-cell table:style-name="Table7.B2" office:value-type="string">
            <text:p text:style-name="P57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3">&lt;<text:span text:style-name="T19">Other:3="</text:span><text:span text:style-name="T37">C</text:span><text:span text:style-name="T19">a</text:span><text:span text:style-name="T37">t"</text:span><text:span text:style-name="T19">&gt;</text:span></text:p>
          </table:table-cell>
          <table:table-cell table:style-name="Table7.B2" office:value-type="string">
            <text:p text:style-name="P58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3">&lt;<text:span text:style-name="T20">More:Prev&gt;</text:span></text:p>
          </table:table-cell>
          <table:table-cell table:style-name="Table7.B2" office:value-type="string">
            <text:p text:style-name="P44">The field “More” uses the value from the previous “Prev” field.</text:p>
          </table:table-cell>
        </table:table-row>
      </table:table>
      <text:h text:style-name="Heading_20_3" text:outline-level="3"><text:soft-page-break/>Match Any</text:h>
      <text:p text:style-name="P60">The match any symbol (...) means <text:span text:style-name="T22">match</text:span> all bytes until the next field <text:span text:style-name="T22">is satisfied</text:span>.</text:p>
      <text:p text:style-name="P60">For example,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6">Stream</text:p>
            </table:table-cell>
            <table:table-cell table:style-name="Table8.A1" office:value-type="string">
              <text:p text:style-name="P56">Data Field</text:p>
            </table:table-cell>
            <table:table-cell table:style-name="Table8.A1" office:value-type="string">
              <text:p text:style-name="P56">0x0A Field</text:p>
            </table:table-cell>
            <table:table-cell table:style-name="Table8.D1" office:value-type="string">
              <text:p text:style-name="P56">Description</text:p>
            </table:table-cell>
          </table:table-row>
        </table:table-header-rows>
        <table:table-row>
          <table:table-cell table:style-name="Table8.A2" office:value-type="string">
            <text:p text:style-name="P49">Test\n</text:p>
          </table:table-cell>
          <table:table-cell table:style-name="Table8.A2" office:value-type="string">
            <text:p text:style-name="P49">Test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Test” will be in data</text:p>
          </table:table-cell>
        </table:table-row>
        <table:table-row>
          <table:table-cell table:style-name="Table8.A2" office:value-type="string">
            <text:p text:style-name="P49">A long string\n</text:p>
          </table:table-cell>
          <table:table-cell table:style-name="Table8.A2" office:value-type="string">
            <text:p text:style-name="P49">A long string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A long string” will be in data</text:p>
          </table:table-cell>
        </table:table-row>
        <table:table-row>
          <table:table-cell table:style-name="Table8.A2" office:value-type="string">
            <text:p text:style-name="P49">\n</text:p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A blank string will be in data</text:p>
          </table:table-cell>
        </table:table-row>
      </table:table>
      <text:p text:style-name="P60"/>
      <text:p text:style-name="P61">If the next field is more than 1 byte then all the bytes have to match and will not be part of the field using the match any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&lt;<text:span text:style-name="T23">Data:...&gt;&lt;0x00&gt;</text:span></text:p>
          </table:table-cell>
          <table:table-cell table:style-name="Table9.B1" office:value-type="string">
            <text:p text:style-name="P54">A zero terminated string</text:p>
          </table:table-cell>
        </table:table-row>
        <table:table-row>
          <table:table-cell table:style-name="Table9.A2" office:value-type="string">
            <text:p text:style-name="P47">&lt;<text:span text:style-name="T23">CmdNum:...&gt;&lt;EndOfCmd="END"&gt;</text:span></text:p>
          </table:table-cell>
          <table:table-cell table:style-name="Table9.B2" office:value-type="string">
            <text:p text:style-name="P54">A string that must end is the string “END”. <text:s/>So 0x31 0x32 0x45 0x4E 0x44 would end up with a CmdNum field = to “12”.</text:p>
          </table:table-cell>
        </table:table-row>
        <table:table-row>
          <table:table-cell table:style-name="Table9.A2" office:value-type="string">
            <text:p text:style-name="P48">&lt;<text:span text:style-name="T23">Comment:...&gt;&lt;EndOfComment="."&gt;</text:span></text:p>
          </table:table-cell>
          <table:table-cell table:style-name="Table9.B2" office:value-type="string">
            <text:p text:style-name="P55">A comment that ends with a period.</text:p>
          </table:table-cell>
        </table:table-row>
        <table:table-row>
          <table:table-cell table:style-name="Table9.A2" office:value-type="string">
            <text:p text:style-name="P55">&lt;0xFF&gt;&lt;Cmd&gt;&lt;Data:2&gt;&lt;Note:...&gt;&lt;0x00&gt;&lt;0x77&gt;</text:p>
          </table:table-cell>
          <table:table-cell table:style-name="Table9.B2" office:value-type="string">
            <text:p text:style-name="P48"><text:span text:style-name="T23">A longer definition </text:span><text:span text:style-name="T24">with a ‘Note’ field that is variable size terminated by a NULL char.</text:span></text:p>
          </table:table-cell>
        </table:table-row>
      </table:table>
      <text:p text:style-name="P60"/>
      <text:h text:style-name="Heading_20_2" text:outline-level="2">Endian</text:h>
      <text:p text:style-name="P65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10">This is a note for future versions of this standard. <text:s/>Math symbols have not being used for any of the known symbols <text:span text:style-name="T3">(t</text:span>hese symbols are “+”, “-”, “/”, <text:span text:style-name="T3">and “</text:span>*”<text:span text:style-name="T3">)</text:span>. <text:s/><text:span text:style-name="T3">This is keep the option of adding math blocks in the future. <text:s/>It is not clear if adding math would be a good idea or not, so the symbols have been listed as reserved.</text:span></text:p>
      <text:h text:style-name="Heading_20_1" text:outline-level="1"><text:soft-page-break/>Tips</text:h>
      <text:h text:style-name="Heading_20_2" text:outline-level="2">Optional fields</text:h>
      <text:p text:style-name="P80">BPDS does not include optional fields, this is because <text:span text:style-name="T60">for optional fields there needs context and knowledge </text:span><text:span text:style-name="T61">of the meaning of the bytes </text:span><text:span text:style-name="T71">which</text:span><text:span text:style-name="T61"> is out of scope for the BPDS. <text:s/>However you can handle optional fields by using additional BPDS </text:span><text:span text:style-name="T62">definitions. <text:s/>For example, for a single optional field you can write two BPDS definition. <text:s/>One with the optional field </text:span><text:span text:style-name="T63">in it and a second version with it missing. <text:s/>You then document the condition </text:span><text:span text:style-name="T64">in the Autodoc for each definition (see the examples).</text:span></text:p>
      <text:p text:style-name="P79"/>
      <text:h text:style-name="Heading_20_2" text:outline-level="2">Autodoc</text:h>
      <text:p text:style-name="P81">This is a blank Autodoc you can use if you decide to use this format for your detail<text:span text:style-name="T65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6">E</text:span>xamples</text:h>
      <text:p text:style-name="P82">These are more examples of the made up protocol. <text:s/>It shows optional fields, different fields based on command type, <text:span text:style-name="T68">and a number of other details.</text:span></text:p>
      <text:p text:style-name="P83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oft-page-break/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83"/>
      <text:p text:style-name="P83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3"/>
      <text:p text:style-name="P83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75"><text:s/>* <text:s text:c="3"/>&lt;Header=0xFF&gt;&lt;Version&gt;&lt;Prop&gt;&lt;Cmd=0x01&gt;&lt;Len:2=8&gt;&lt;x:2&gt;&lt;y:2&gt;&lt;width:2&gt;</text:p>
      <text:p text:style-name="P75"><text:s/><text:span text:style-name="T68">* <text:s text:c="3"/></text:span>&lt;height:2&gt;&lt;Footer=0x77&gt;</text:p>
      <text:p text:style-name="Code"><text:s/>*</text:p>
      <text:p text:style-name="Code"><text:s/>* PARAMETERS:</text:p>
      <text:p text:style-name="Code"><text:soft-page-break/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p text:style-name="P83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h text:style-name="P85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07T18:48:40.458381694</dc:date>
    <meta:editing-duration>P7DT10H23M19S</meta:editing-duration>
    <meta:editing-cycles>127</meta:editing-cycles>
    <dc:creator>paul</dc:creator>
    <meta:document-statistic meta:table-count="10" meta:image-count="0" meta:object-count="0" meta:page-count="9" meta:paragraph-count="363" meta:word-count="2987" meta:character-count="17495" meta:non-whitespace-character-count="14111"/>
  </office:meta>
</office:document-meta>
</file>